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88b1e" style:font-size-asian="12pt" style:font-name-complex="Times New Roman3" style:font-size-complex="12pt" style:font-weight-complex="bold"/>
    </style:style>
    <style:style style:name="P3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c1d09" style:font-size-asian="12pt" style:font-name-complex="Times New Roman3" style:font-size-complex="12pt" style:font-weight-complex="bold"/>
    </style:style>
    <style:style style:name="P4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d906d" style:font-size-asian="12pt" style:font-name-complex="Times New Roman3" style:font-size-complex="12pt" style:font-weight-complex="bold"/>
    </style:style>
    <style:style style:name="P5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6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5e3b1" style:font-size-asian="12pt" style:font-name-complex="Times New Roman3" style:font-size-complex="12pt" style:font-weight-complex="bold"/>
    </style:style>
    <style:style style:name="P7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88b1e" style:font-size-asian="12pt" style:font-name-complex="Times New Roman3" style:font-size-complex="12pt" style:font-weight-complex="bold"/>
    </style:style>
    <style:style style:name="P8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4438e" style:font-size-asian="12pt" style:font-name-complex="Times New Roman3" style:font-size-complex="12pt" style:font-weight-complex="bold"/>
    </style:style>
    <style:style style:name="P9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b8220" style:font-size-asian="12pt" style:font-name-complex="Times New Roman3" style:font-size-complex="12pt" style:font-weight-complex="bold"/>
    </style:style>
    <style:style style:name="P10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c1d09" style:font-size-asian="12pt" style:font-name-complex="Times New Roman3" style:font-size-complex="12pt" style:font-weight-complex="bold"/>
    </style:style>
    <style:style style:name="P11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d906d" style:font-size-asian="12pt" style:font-name-complex="Times New Roman3" style:font-size-complex="12pt" style:font-weight-complex="bold"/>
    </style:style>
    <style:style style:name="P12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01dfd" style:font-size-asian="12pt" style:font-name-complex="Times New Roman3" style:font-size-complex="12pt" style:font-weight-complex="bold"/>
    </style:style>
    <style:style style:name="P13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2ec6e" style:font-size-asian="12pt" style:font-name-complex="Times New Roman3" style:font-size-complex="12pt" style:font-weight-complex="bold"/>
    </style:style>
    <style:style style:name="P14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4438e" style:font-size-asian="12pt" style:font-name-complex="Times New Roman3" style:font-size-complex="12pt" style:font-weight-complex="bold"/>
    </style:style>
    <style:style style:name="P15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54438e"/>
    </style:style>
    <style:style style:name="P17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5d906d"/>
    </style:style>
    <style:style style:name="P18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6394cb"/>
    </style:style>
    <style:style style:name="P19" style:family="paragraph" style:parent-style-name="Standard">
      <style:paragraph-properties fo:margin-top="0cm" fo:margin-bottom="0cm" style:contextual-spacing="false" fo:line-height="150%"/>
      <style:text-properties style:font-name="Times New Roman2" fo:font-size="12pt" fo:language="en" fo:country="US" style:text-underline-style="solid" style:text-underline-width="auto" style:text-underline-color="font-color" fo:font-weight="bold" officeooo:paragraph-rsid="0054438e" style:font-size-asian="12pt" style:language-asian="ja" style:country-asian="JP" style:font-weight-asian="bold" style:font-name-complex="Times New Roman3" style:font-size-complex="12pt"/>
    </style:style>
    <style:style style:name="P20" style:family="paragraph" style:parent-style-name="Project_20_Body">
      <style:paragraph-properties fo:margin-top="0cm" fo:margin-bottom="0cm" style:contextual-spacing="false" fo:line-height="150%" fo:text-align="center" style:justify-single-word="false"/>
      <style:text-properties style:font-name="Times New Roman2" fo:font-style="italic" officeooo:rsid="00524423" officeooo:paragraph-rsid="00524423" style:font-style-asian="italic" style:font-style-complex="italic"/>
    </style:style>
    <style:style style:name="P21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55e3b1" style:font-size-asian="12pt" style:font-weight-asian="bold" style:font-name-complex="Times New Roman3" style:font-size-complex="12pt" style:font-weight-complex="bold"/>
    </style:style>
    <style:style style:name="P22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54438e" style:font-size-asian="12pt" style:font-weight-asian="bold" style:font-name-complex="Times New Roman3" style:font-size-complex="12pt" style:font-weight-complex="bold"/>
    </style:style>
    <style:style style:name="P23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601dfd" style:font-size-asian="12pt" style:font-weight-asian="bold" style:font-name-complex="Times New Roman3" style:font-size-complex="12pt" style:font-weight-complex="bold"/>
    </style:style>
    <style:style style:name="P24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62ec6e" style:font-size-asian="12pt" style:font-weight-asian="bold" style:font-name-complex="Times New Roman3" style:font-size-complex="12pt" style:font-weight-complex="bold"/>
    </style:style>
    <style:style style:name="P25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5e3b1" style:font-size-asian="12pt" style:font-name-complex="Times New Roman3" style:font-size-complex="12pt" style:font-weight-complex="bold"/>
    </style:style>
    <style:style style:name="P26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a758f" style:font-size-asian="12pt" style:font-name-complex="Times New Roman3" style:font-size-complex="12pt" style:font-weight-complex="bold"/>
    </style:style>
    <style:style style:name="P27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4438e" style:font-size-asian="12pt" style:font-name-complex="Times New Roman3" style:font-size-complex="12pt" style:font-weight-complex="bold"/>
    </style:style>
    <style:style style:name="P28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29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2ec6e" style:font-size-asian="12pt" style:font-name-complex="Times New Roman3" style:font-size-complex="12pt" style:font-weight-complex="bold"/>
    </style:style>
    <style:style style:name="P30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2ec6e" style:font-size-asian="12pt" style:font-name-complex="Times New Roman3" style:font-size-complex="12pt" style:font-weight-complex="bold"/>
    </style:style>
    <style:style style:name="P31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56ede0" officeooo:paragraph-rsid="005a758f" style:font-size-asian="12pt" style:font-name-complex="Times New Roman3" style:font-size-complex="12pt" style:font-weight-complex="bold"/>
    </style:style>
    <style:style style:name="P32" style:family="paragraph" style:parent-style-name="Contents_20_1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2" fo:font-size="12pt" fo:font-weight="bold" officeooo:paragraph-rsid="007ba3e7" style:font-size-asian="12pt" style:font-weight-asian="bold" style:font-name-complex="Times New Roman3" style:font-size-complex="12pt" style:font-weight-complex="bold"/>
    </style:style>
    <style:style style:name="P33" style:family="paragraph" style:parent-style-name="Project_20_Title" style:master-page-name="Standard">
      <style:paragraph-properties fo:margin-top="0cm" fo:margin-bottom="0cm" style:contextual-spacing="true" fo:line-height="150%" style:page-number="3"/>
      <style:text-properties style:font-name="Times New Roman2" officeooo:rsid="00524423" officeooo:paragraph-rsid="00524423"/>
    </style:style>
    <style:style style:name="T1" style:family="text">
      <style:text-properties officeooo:rsid="0053c5bf"/>
    </style:style>
    <style:style style:name="T2" style:family="text">
      <style:text-properties officeooo:rsid="0016b543"/>
    </style:style>
    <style:style style:name="T3" style:family="text">
      <style:text-properties officeooo:rsid="0056ede0"/>
    </style:style>
    <style:style style:name="T4" style:family="text">
      <style:text-properties officeooo:rsid="0057e18c"/>
    </style:style>
    <style:style style:name="T5" style:family="text">
      <style:text-properties officeooo:rsid="00588b1e"/>
    </style:style>
    <style:style style:name="T6" style:family="text">
      <style:text-properties fo:font-size="12pt" fo:language="en" fo:country="US" style:text-underline-style="solid" style:text-underline-width="auto" style:text-underline-color="font-color" fo:font-weight="bold" style:font-size-asian="12pt" style:language-asian="ja" style:country-asian="JP" style:font-weight-asian="bold" style:font-name-complex="Times New Roman3" style:font-size-complex="12pt"/>
    </style:style>
    <style:style style:name="T7" style:family="text">
      <style:text-properties fo:font-size="12pt" fo:language="en" fo:country="US" fo:font-weight="bold" style:font-size-asian="12pt" style:language-asian="ja" style:country-asian="JP" style:font-weight-asian="bold" style:font-name-complex="Times New Roman3" style:font-size-complex="12pt"/>
    </style:style>
    <style:style style:name="T8" style:family="text">
      <style:text-properties fo:font-size="12pt" fo:language="en" fo:country="US" fo:font-weight="bold" officeooo:rsid="0056ede0" style:font-size-asian="12pt" style:language-asian="ja" style:country-asian="JP" style:font-weight-asian="bold" style:font-name-complex="Times New Roman3" style:font-size-complex="12pt"/>
    </style:style>
    <style:style style:name="T9" style:family="text">
      <style:text-properties fo:font-size="12pt" fo:language="en" fo:country="US" fo:font-weight="bold" officeooo:rsid="005d880e" style:font-size-asian="12pt" style:language-asian="ja" style:country-asian="JP" style:font-weight-asian="bold" style:font-name-complex="Times New Roman3" style:font-size-complex="12pt"/>
    </style:style>
    <style:style style:name="T10" style:family="text">
      <style:text-properties fo:font-size="12pt" fo:language="en" fo:country="US" fo:font-weight="bold" officeooo:rsid="001c7222" style:font-size-asian="12pt" style:language-asian="ja" style:country-asian="JP" style:font-weight-asian="bold" style:font-name-complex="Times New Roman3" style:font-size-complex="12pt"/>
    </style:style>
    <style:style style:name="T11" style:family="text">
      <style:text-properties fo:font-size="12pt" fo:language="en" fo:country="US" fo:font-weight="bold" officeooo:rsid="005d906d" style:font-size-asian="12pt" style:language-asian="ja" style:country-asian="JP" style:font-weight-asian="bold" style:font-name-complex="Times New Roman3" style:font-size-complex="12pt"/>
    </style:style>
    <style:style style:name="T12" style:family="text">
      <style:text-properties fo:font-size="12pt" fo:language="en" fo:country="US" fo:font-weight="bold" officeooo:rsid="006757a3" style:font-size-asian="12pt" style:language-asian="ja" style:country-asian="JP" style:font-weight-asian="bold" style:font-name-complex="Times New Roman3" style:font-size-complex="12pt"/>
    </style:style>
    <style:style style:name="T13" style:family="text">
      <style:text-properties fo:font-size="12pt" fo:language="en" fo:country="US" fo:font-weight="bold" officeooo:rsid="006f62f2" style:font-size-asian="12pt" style:language-asian="ja" style:country-asian="JP" style:font-weight-asian="bold" style:font-name-complex="Times New Roman3" style:font-size-complex="12pt"/>
    </style:style>
    <style:style style:name="T14" style:family="text">
      <style:text-properties fo:font-size="12pt" fo:language="en" fo:country="US" fo:font-weight="bold" officeooo:rsid="00735723" style:font-size-asian="12pt" style:language-asian="ja" style:country-asian="JP" style:font-weight-asian="bold" style:font-name-complex="Times New Roman3" style:font-size-complex="12pt"/>
    </style:style>
    <style:style style:name="T15" style:family="text">
      <style:text-properties fo:font-size="12pt" fo:language="en" fo:country="US" fo:font-weight="normal" officeooo:rsid="001b11b2" style:font-size-asian="12pt" style:language-asian="ja" style:country-asian="JP" style:font-weight-asian="normal" style:font-name-complex="Times New Roman3" style:font-size-complex="12pt" style:font-weight-complex="normal"/>
    </style:style>
    <style:style style:name="T16" style:family="text">
      <style:text-properties fo:font-size="12pt" fo:language="en" fo:country="US" style:font-size-asian="12pt" style:language-asian="ja" style:country-asian="JP" style:font-size-complex="12pt"/>
    </style:style>
    <style:style style:name="T17" style:family="text">
      <style:text-properties fo:font-size="12pt" fo:language="en" fo:country="US" officeooo:rsid="001b11b2" style:font-size-asian="12pt" style:language-asian="ja" style:country-asian="JP" style:font-size-complex="12pt"/>
    </style:style>
    <style:style style:name="T18" style:family="text">
      <style:text-properties fo:font-size="12pt" fo:language="en" fo:country="US" officeooo:rsid="005d880e" style:font-size-asian="12pt" style:language-asian="ja" style:country-asian="JP" style:font-size-complex="12pt"/>
    </style:style>
    <style:style style:name="T19" style:family="text">
      <style:text-properties fo:font-size="12pt" fo:language="en" fo:country="US" officeooo:rsid="005d906d" style:font-size-asian="12pt" style:language-asian="ja" style:country-asian="JP" style:font-size-complex="12pt"/>
    </style:style>
    <style:style style:name="T20" style:family="text">
      <style:text-properties fo:font-size="12pt" fo:language="en" fo:country="US" officeooo:rsid="006757a3" style:font-size-asian="12pt" style:language-asian="ja" style:country-asian="JP" style:font-size-complex="12pt"/>
    </style:style>
    <style:style style:name="T21" style:family="text">
      <style:text-properties fo:font-size="12pt" fo:language="en" fo:country="US" officeooo:rsid="006f62f2" style:font-size-asian="12pt" style:language-asian="ja" style:country-asian="JP" style:font-size-complex="12pt"/>
    </style:style>
    <style:style style:name="T22" style:family="text">
      <style:text-properties fo:font-size="12pt" fo:language="en" fo:country="US" officeooo:rsid="00708778" style:font-size-asian="12pt" style:language-asian="ja" style:country-asian="JP" style:font-size-complex="12pt"/>
    </style:style>
    <style:style style:name="T23" style:family="text">
      <style:text-properties fo:font-size="12pt" fo:language="en" fo:country="US" style:font-size-asian="12pt" style:language-asian="ja" style:country-asian="JP" style:font-name-complex="Times New Roman3" style:font-size-complex="12pt"/>
    </style:style>
    <style:style style:name="T24" style:family="text">
      <style:text-properties fo:font-size="12pt" fo:language="en" fo:country="US" officeooo:rsid="001c7222" style:font-size-asian="12pt" style:language-asian="ja" style:country-asian="JP" style:font-name-complex="Times New Roman3" style:font-size-complex="12pt"/>
    </style:style>
    <style:style style:name="T25" style:family="text">
      <style:text-properties fo:font-size="12pt" fo:language="en" fo:country="US" officeooo:rsid="005d906d" style:font-size-asian="12pt" style:language-asian="ja" style:country-asian="JP" style:font-name-complex="Times New Roman3" style:font-size-complex="12pt"/>
    </style:style>
    <style:style style:name="T26" style:family="text">
      <style:text-properties fo:font-size="12pt" fo:language="en" fo:country="US" officeooo:rsid="006757a3" style:font-size-asian="12pt" style:language-asian="ja" style:country-asian="JP" style:font-name-complex="Times New Roman3" style:font-size-complex="12pt"/>
    </style:style>
    <style:style style:name="T27" style:family="text">
      <style:text-properties fo:font-size="12pt" fo:language="en" fo:country="US" officeooo:rsid="006f62f2" style:font-size-asian="12pt" style:language-asian="ja" style:country-asian="JP" style:font-name-complex="Times New Roman3" style:font-size-complex="12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1b11b2" style:font-size-asian="12pt" style:font-size-complex="12pt"/>
    </style:style>
    <style:style style:name="T30" style:family="text">
      <style:text-properties fo:font-size="12pt" officeooo:rsid="005d880e" style:font-size-asian="12pt" style:font-size-complex="12pt"/>
    </style:style>
    <style:style style:name="T31" style:family="text">
      <style:text-properties fo:font-size="12pt" officeooo:rsid="006757a3" style:font-size-asian="12pt" style:font-size-complex="12pt"/>
    </style:style>
    <style:style style:name="T32" style:family="text">
      <style:text-properties fo:font-size="12pt" officeooo:rsid="006f62f2" style:font-size-asian="12pt" style:font-size-complex="12pt"/>
    </style:style>
    <style:style style:name="T33" style:family="text">
      <style:text-properties fo:font-size="12pt" fo:font-weight="bold" style:font-size-asian="12pt" style:font-weight-asian="bold" style:font-name-complex="Times New Roman3" style:font-size-complex="12pt"/>
    </style:style>
    <style:style style:name="T34" style:family="text">
      <style:text-properties fo:font-size="12pt" fo:font-weight="bold" officeooo:rsid="006394cb" style:font-size-asian="12pt" style:font-weight-asian="bold" style:font-name-complex="Times New Roman3" style:font-size-complex="12pt"/>
    </style:style>
    <style:style style:name="T35" style:family="text">
      <style:text-properties fo:font-size="12pt" fo:font-weight="bold" officeooo:rsid="001c7222" style:font-size-asian="12pt" style:font-weight-asian="bold" style:font-name-complex="Times New Roman3" style:font-size-complex="12pt"/>
    </style:style>
    <style:style style:name="T36" style:family="text">
      <style:text-properties fo:font-size="12pt" fo:font-weight="bold" officeooo:rsid="007f6886" style:font-size-asian="12pt" style:font-weight-asian="bold" style:font-name-complex="Times New Roman3" style:font-size-complex="12pt"/>
    </style:style>
    <style:style style:name="T37" style:family="text">
      <style:text-properties fo:font-size="12pt" fo:font-weight="bold" officeooo:rsid="00815402" style:font-size-asian="12pt" style:font-weight-asian="bold" style:font-name-complex="Times New Roman3" style:font-size-complex="12pt"/>
    </style:style>
    <style:style style:name="T38" style:family="text">
      <style:text-properties officeooo:rsid="005b8220"/>
    </style:style>
    <style:style style:name="T39" style:family="text">
      <style:text-properties officeooo:rsid="005b887e"/>
    </style:style>
    <style:style style:name="T40" style:family="text">
      <style:text-properties officeooo:rsid="005c1d09"/>
    </style:style>
    <style:style style:name="T41" style:family="text">
      <style:text-properties fo:language="en" fo:country="US" fo:font-weight="bold" officeooo:rsid="005d906d" style:language-asian="ja" style:country-asian="JP" style:font-weight-asian="bold"/>
    </style:style>
    <style:style style:name="T42" style:family="text">
      <style:text-properties fo:language="en" fo:country="US" fo:font-weight="normal" officeooo:rsid="005d906d" style:language-asian="ja" style:country-asian="JP" style:font-weight-asian="normal" style:font-weight-complex="normal"/>
    </style:style>
    <style:style style:name="T43" style:family="text">
      <style:text-properties fo:language="en" fo:country="US" fo:font-weight="normal" officeooo:rsid="005c1d09" style:language-asian="ja" style:country-asian="JP" style:font-weight-asian="normal" style:font-weight-complex="normal"/>
    </style:style>
    <style:style style:name="T44" style:family="text">
      <style:text-properties fo:language="en" fo:country="US" fo:font-weight="normal" officeooo:rsid="005e749d" style:language-asian="ja" style:country-asian="JP" style:font-weight-asian="normal" style:font-weight-complex="normal"/>
    </style:style>
    <style:style style:name="T45" style:family="text">
      <style:text-properties fo:language="en" fo:country="US" fo:font-weight="normal" officeooo:rsid="00601dfd" style:language-asian="ja" style:country-asian="JP" style:font-weight-asian="normal" style:font-weight-complex="normal"/>
    </style:style>
    <style:style style:name="T46" style:family="text">
      <style:text-properties fo:language="en" fo:country="US" fo:font-weight="normal" officeooo:rsid="00611875" style:language-asian="ja" style:country-asian="JP" style:font-weight-asian="normal" style:font-weight-complex="normal"/>
    </style:style>
    <style:style style:name="T47" style:family="text">
      <style:text-properties fo:language="en" fo:country="US" fo:font-weight="normal" officeooo:rsid="0062ec6e" style:language-asian="ja" style:country-asian="JP" style:font-weight-asian="normal" style:font-weight-complex="normal"/>
    </style:style>
    <style:style style:name="T48" style:family="text">
      <style:text-properties fo:language="en" fo:country="US" fo:font-weight="normal" officeooo:rsid="006757a3" style:language-asian="ja" style:country-asian="JP" style:font-weight-asian="normal" style:font-weight-complex="normal"/>
    </style:style>
    <style:style style:name="T49" style:family="text">
      <style:text-properties fo:language="en" fo:country="US" fo:font-weight="normal" officeooo:rsid="00735723" style:language-asian="ja" style:country-asian="JP" style:font-weight-asian="normal" style:font-weight-complex="normal"/>
    </style:style>
    <style:style style:name="T50" style:family="text">
      <style:text-properties fo:language="en" fo:country="US" fo:font-weight="normal" officeooo:rsid="00762b3b" style:language-asian="ja" style:country-asian="JP" style:font-weight-asian="normal" style:font-weight-complex="normal"/>
    </style:style>
    <style:style style:name="T51" style:family="text">
      <style:text-properties fo:language="en" fo:country="US" fo:font-weight="normal" officeooo:rsid="008245d0" style:language-asian="ja" style:country-asian="JP" style:font-weight-asian="normal" style:font-weight-complex="normal"/>
    </style:style>
    <style:style style:name="T52" style:family="text">
      <style:text-properties fo:language="en" fo:country="US" fo:font-weight="normal" officeooo:rsid="005e749d" style:language-asian="ja" style:country-asian="JP" style:font-weight-asian="normal"/>
    </style:style>
    <style:style style:name="T53" style:family="text">
      <style:text-properties fo:language="en" fo:country="US" fo:font-weight="normal" officeooo:rsid="005d906d" style:language-asian="ja" style:country-asian="JP" style:font-weight-asian="normal"/>
    </style:style>
    <style:style style:name="T54" style:family="text">
      <style:text-properties fo:language="en" fo:country="US" fo:font-weight="normal" officeooo:rsid="005c1d09" style:language-asian="ja" style:country-asian="JP" style:font-weight-asian="normal"/>
    </style:style>
    <style:style style:name="T55" style:family="text">
      <style:text-properties fo:language="en" fo:country="US" fo:font-weight="normal" officeooo:rsid="00611875" style:language-asian="ja" style:country-asian="JP" style:font-weight-asian="normal"/>
    </style:style>
    <style:style style:name="T56" style:family="text">
      <style:text-properties fo:language="en" fo:country="US" fo:font-weight="normal" officeooo:rsid="0062ec6e" style:language-asian="ja" style:country-asian="JP" style:font-weight-asian="normal"/>
    </style:style>
    <style:style style:name="T57" style:family="text">
      <style:text-properties fo:language="en" fo:country="US" fo:font-weight="normal" officeooo:rsid="00762b3b" style:language-asian="ja" style:country-asian="JP" style:font-weight-asian="normal"/>
    </style:style>
    <style:style style:name="T58" style:family="text">
      <style:text-properties officeooo:rsid="005e749d"/>
    </style:style>
    <style:style style:name="T59" style:family="text">
      <style:text-properties officeooo:rsid="00601dfd"/>
    </style:style>
    <style:style style:name="T60" style:family="text">
      <style:text-properties officeooo:rsid="00611875"/>
    </style:style>
    <style:style style:name="T61" style:family="text">
      <style:text-properties officeooo:rsid="0062ec6e"/>
    </style:style>
    <style:style style:name="T62" style:family="text">
      <style:text-properties officeooo:rsid="006757a3"/>
    </style:style>
    <style:style style:name="T63" style:family="text">
      <style:text-properties officeooo:rsid="00735723"/>
    </style:style>
    <style:style style:name="T64" style:family="text">
      <style:text-properties officeooo:rsid="00762b3b"/>
    </style:style>
    <style:style style:name="T65" style:family="text">
      <style:text-properties officeooo:rsid="007a3a57"/>
    </style:style>
    <style:style style:name="T66" style:family="text">
      <style:text-properties officeooo:rsid="007bbf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33">CONTENTS</text:p>
      <text:p text:style-name="P20"><text:tab/> <text:s text:c="4"/>Abstract <text:tab/><text:tab/><text:tab/><text:tab/><text:tab/><text:tab/><text:tab/><text:tab/><text:tab/><text:tab/>i</text:p>
      <text:p text:style-name="P20"><text:tab/> <text:s text:c="4"/>Acknowledgment <text:tab/><text:tab/><text:tab/><text:tab/><text:tab/><text:tab/><text:tab/><text:tab/><text:tab/>ii</text:p>
      <text:p text:style-name="P20"><text:tab/> <text:s text:c="4"/>Contents <text:tab/><text:tab/><text:tab/><text:tab/><text:tab/><text:tab/><text:tab/><text:tab/><text:tab/><text:tab/><text:span text:style-name="T1">iii</text:span></text:p>
      <text:p text:style-name="P20"><text:tab/> <text:s text:c="4"/>List of Figures<text:tab/><text:tab/><text:tab/><text:tab/><text:tab/><text:tab/><text:tab/><text:tab/><text:tab/><text:span text:style-name="T1">vi</text:span></text:p>
      <text:p text:style-name="P20"><text:tab/> <text:s text:c="4"/>List of Tables<text:tab/><text:tab/><text:tab/><text:tab/><text:tab/><text:tab/><text:tab/><text:tab/><text:tab/><text:span text:style-name="T1">vii</text:span></text:p>
      <text:p text:style-name="P19"/>
      <text:p text:style-name="P16"><text:span text:style-name="T6">Chapters</text:span><text:span text:style-name="T7"><text:tab/><text:tab/><text:tab/><text:tab/><text:tab/><text:tab/><text:tab/><text:tab/><text:tab/><text:tab/> <text:s text:c="3"/></text:span><text:span text:style-name="T8">P</text:span><text:span text:style-name="T6">age No.</text:span></text:p>
      <text:p text:style-name="P19"/>
      <text:p text:style-name="P21"><text:bookmark-start text:name="__DdeLink__337_574226532"/>Chapter <text:span text:style-name="T3">1</text:span>: <text:span text:style-name="T3">Introduction<text:tab/><text:tab/><text:tab/><text:tab/><text:tab/><text:tab/><text:tab/><text:tab/><text:tab/> <text:s text:c="2"/>01</text:span></text:p>
      <text:p text:style-name="P25"><text:tab/><text:bookmark-start text:name="__DdeLink__175_574226532"/><text:span text:style-name="T3">1</text:span>.1 <text:span text:style-name="T4">Overview<text:tab/></text:span><text:tab/><text:tab/><text:tab/><text:tab/><text:tab/><text:tab/><text:tab/><text:tab/> <text:s text:c="2"/><text:span text:style-name="T3">0</text:span><text:bookmark-end text:name="__DdeLink__175_574226532"/><text:span text:style-name="T3">1</text:span></text:p>
      <text:p text:style-name="P26"><text:tab/><text:span text:style-name="T3">1</text:span>.<text:span text:style-name="T4">2</text:span> <text:span text:style-name="T4">Network Security</text:span><text:tab/><text:tab/><text:tab/><text:tab/><text:tab/><text:tab/><text:tab/><text:tab/> <text:s text:c="2"/><text:span text:style-name="T3">0</text:span><text:bookmark-end text:name="__DdeLink__337_574226532"/><text:span text:style-name="T3">1</text:span></text:p>
      <text:p text:style-name="P26"><text:tab/><text:tab/><text:span text:style-name="T39">1</text:span>.<text:span text:style-name="T4">2</text:span>.1 <text:span text:style-name="T4">Intrusion Detection System</text:span><text:tab/><text:tab/><text:tab/><text:tab/><text:tab/> <text:s text:c="2"/><text:span text:style-name="T3">01</text:span></text:p>
      <text:p text:style-name="P31"><text:tab/><text:tab/>1.2.2 Attack Classification<text:tab/><text:tab/><text:tab/><text:tab/><text:tab/><text:tab/> <text:s text:c="2"/>02</text:p>
      <text:p text:style-name="P6">1.3 <text:span text:style-name="T5">Machine Learning and its Applications<text:tab/></text:span><text:tab/><text:tab/><text:tab/><text:tab/> <text:s text:c="2"/><text:span text:style-name="T3">02</text:span></text:p>
      <text:p text:style-name="P22"><text:bookmark-start text:name="__DdeLink__303_574226532"/><text:bookmark-start text:name="__DdeLink__173_574226532"/>Chapter 2: <text:span text:style-name="T2">Literature Survey<text:tab/><text:tab/><text:tab/><text:tab/><text:tab/><text:tab/><text:tab/><text:tab/> <text:s text:c="2"/>05</text:span></text:p>
      <text:p text:style-name="P27"><text:tab/><text:bookmark-start text:name="__DdeLink__1013_378241631"/><text:bookmark-start text:name="__DdeLink__1019_378241631"/>2.1 <text:span text:style-name="T5">Intrusion Detection Systems</text:span><text:tab/><text:tab/><text:tab/><text:tab/><text:tab/><text:tab/> <text:s text:c="2"/><text:span text:style-name="T3">05</text:span></text:p>
      <text:p text:style-name="P14"><text:tab/><text:bookmark-start text:name="__DdeLink__181_574226532"/>2.1.1 <text:bookmark-start text:name="__DdeLink__177_574226532"/><text:span text:style-name="T5">Signature Based Detection</text:span><text:bookmark-end text:name="__DdeLink__177_574226532"/><text:tab/><text:tab/><text:tab/><text:tab/><text:tab/> <text:s text:c="2"/><text:span text:style-name="T3">05</text:span></text:p>
      <text:p text:style-name="P7"><text:tab/>2.1.2 <text:span text:style-name="T5">Statistical Anomaly Based Detection</text:span><text:tab/><text:tab/><text:tab/><text:tab/> <text:s text:c="2"/><text:span text:style-name="T3">0</text:span><text:bookmark-end text:name="__DdeLink__181_574226532"/><text:span text:style-name="T3">5</text:span></text:p>
      <text:p text:style-name="P8">2.<text:span text:style-name="T5">2</text:span> <text:span text:style-name="T5">Machine Learning<text:tab/><text:tab/><text:tab/></text:span><text:tab/><text:tab/><text:tab/><text:tab/> <text:s text:c="2"/><text:span text:style-name="T3">05</text:span></text:p>
      <text:p text:style-name="P2"><text:tab/>2.<text:span text:style-name="T38">2</text:span>.1 <text:bookmark-start text:name="__DdeLink__177_5742265321"/><text:span text:style-name="T38">S</text:span><text:bookmark-end text:name="__DdeLink__177_5742265321"/><text:span text:style-name="T38">upervised Learning<text:tab/></text:span><text:tab/><text:tab/><text:tab/><text:tab/><text:tab/> <text:s text:c="2"/><text:span text:style-name="T3">06</text:span></text:p>
      <text:p text:style-name="P7"><text:bookmark-end text:name="__DdeLink__173_574226532"/><text:bookmark-end text:name="__DdeLink__1013_378241631"/><text:bookmark-end text:name="__DdeLink__1019_378241631"/><text:tab/>2.<text:span text:style-name="T38">2</text:span>.2 <text:span text:style-name="T39">Unsupervised Learning<text:tab/><text:tab/></text:span><text:tab/><text:tab/><text:tab/><text:tab/> <text:s text:c="2"/><text:span text:style-name="T3">07</text:span></text:p>
      <text:p text:style-name="P2"><text:tab/><text:bookmark-start text:name="__DdeLink__219_574226532"/>2.<text:span text:style-name="T38">2</text:span>.<text:span text:style-name="T38">3</text:span> <text:bookmark-start text:name="__DdeLink__177_5742265322"/><text:span text:style-name="T39">R</text:span><text:bookmark-end text:name="__DdeLink__177_5742265322"/><text:span text:style-name="T39">einforcement Learning</text:span><text:tab/><text:tab/><text:tab/><text:tab/><text:tab/> <text:s text:c="2"/><text:span text:style-name="T3">07</text:span></text:p>
      <text:p text:style-name="P7"><text:bookmark-start text:name="__DdeLink__233_574226532"/>2.<text:span text:style-name="T39">3</text:span> <text:span text:style-name="T39">Types of Anomaly Based Detection</text:span><text:tab/><text:tab/><text:tab/><text:tab/><text:tab/> <text:s text:c="2"/><text:span text:style-name="T3">08</text:span></text:p>
      <text:p text:style-name="P3"><text:tab/>2.<text:span text:style-name="T40">3</text:span>.1 <text:span text:style-name="T5">Statistical Anomaly</text:span><text:bookmark-start text:name="__DdeLink__177_57422653221"/><text:span text:style-name="T5"> Detection</text:span><text:bookmark-end text:name="__DdeLink__177_57422653221"/><text:tab/><text:tab/><text:tab/><text:tab/><text:tab/> <text:s text:c="2"/><text:span text:style-name="T3">08</text:span></text:p>
      <text:p text:style-name="P9"><text:bookmark-end text:name="__DdeLink__219_574226532"/><text:tab/><text:bookmark-start text:name="__DdeLink__223_574226532"/>2.<text:span text:style-name="T40">3</text:span>.2 <text:bookmark-start text:name="__DdeLink__225_574226532"/><text:span text:style-name="T40">D</text:span><text:bookmark-end text:name="__DdeLink__225_574226532"/><text:span text:style-name="T40">ata Mining Based Approach<text:tab/></text:span><text:tab/><text:tab/><text:tab/><text:tab/> <text:s text:c="2"/><text:bookmark-end text:name="__DdeLink__223_574226532"/><text:span text:style-name="T62">10</text:span></text:p>
      <text:p text:style-name="P10"><text:tab/>2.<text:span text:style-name="T40">3</text:span>.<text:span text:style-name="T40">3</text:span> <text:span text:style-name="T40">Knowledge Based Detection Techniques</text:span><text:tab/><text:tab/><text:tab/> <text:s text:c="2"/><text:bookmark-end text:name="__DdeLink__303_574226532"/><text:span text:style-name="T62">11</text:span></text:p>
      <text:p text:style-name="P10"><text:bookmark-start text:name="__DdeLink__250_574226532"/>2.<text:span text:style-name="T40">4</text:span> <text:span text:style-name="T5">Statistical Modeling<text:tab/><text:tab/></text:span><text:tab/><text:tab/><text:tab/><text:tab/><text:tab/> <text:s text:c="2"/><text:span text:style-name="T62">12</text:span></text:p>
      <text:p text:style-name="P3"><text:tab/>2.<text:span text:style-name="T40">4</text:span>.1 <text:bookmark-start text:name="__DdeLink__242_574226532"/><text:span text:style-name="T40">Markov Models</text:span><text:bookmark-end text:name="__DdeLink__242_574226532"/><text:span text:style-name="T40"><text:tab/><text:tab/></text:span><text:tab/><text:tab/><text:tab/><text:tab/><text:tab/> <text:s text:c="2"/><text:span text:style-name="T62">12</text:span></text:p>
      <text:p text:style-name="P10"><text:tab/><text:bookmark-start text:name="__DdeLink__223_5742265321"/>2.<text:span text:style-name="T40">4</text:span>.2 <text:span text:style-name="T40">Markov Chains<text:tab/><text:tab/><text:tab/></text:span><text:tab/><text:tab/><text:tab/><text:tab/> <text:s text:c="2"/><text:bookmark-end text:name="__DdeLink__223_5742265321"/><text:span text:style-name="T62">13</text:span></text:p>
      <text:p text:style-name="P10"><text:bookmark-end text:name="__DdeLink__233_574226532"/><text:tab/><text:bookmark-start text:name="__DdeLink__238_574226532"/>2.<text:span text:style-name="T40">4</text:span>.<text:span text:style-name="T40">3</text:span> <text:span text:style-name="T40">Hidden Markov Models</text:span><text:tab/><text:tab/><text:tab/><text:tab/><text:tab/> <text:s text:c="2"/><text:bookmark-end text:name="__DdeLink__238_574226532"/><text:span text:style-name="T62">13</text:span></text:p>
      <text:p text:style-name="P10"><text:soft-page-break/><text:tab/>2.<text:span text:style-name="T40">4</text:span>.<text:span text:style-name="T40">4</text:span> <text:span text:style-name="T40">HMM Based Related Work<text:tab/><text:tab/></text:span><text:tab/><text:tab/><text:tab/> <text:s text:c="2"/><text:span text:style-name="T62">15</text:span></text:p>
      <text:p text:style-name="P10"><text:bookmark-start text:name="__DdeLink__271_574226532"/><text:bookmark-start text:name="__DdeLink__257_574226532"/>2.<text:span text:style-name="T40">5</text:span> <text:span text:style-name="T40">Naive Bayes Classifier<text:tab/><text:tab/></text:span><text:tab/><text:tab/><text:tab/><text:tab/><text:tab/> <text:s text:c="2"/><text:bookmark-end text:name="__DdeLink__257_574226532"/><text:span text:style-name="T62">16</text:span></text:p>
      <text:p text:style-name="P3"><text:tab/>2.<text:span text:style-name="T40">5</text:span>.1 <text:bookmark-start text:name="__DdeLink__242_5742265321"/><text:span text:style-name="T40">B</text:span><text:bookmark-end text:name="__DdeLink__242_5742265321"/><text:span text:style-name="T40">ayes Theorem<text:tab/><text:tab/></text:span><text:tab/><text:tab/><text:tab/><text:tab/><text:tab/> <text:s text:c="2"/><text:span text:style-name="T62">16</text:span></text:p>
      <text:p text:style-name="P10"><text:tab/><text:bookmark-start text:name="__DdeLink__223_57422653211"/>2.<text:span text:style-name="T40">5.2</text:span> <text:span text:style-name="T40">Formal Definition and Background</text:span><text:tab/><text:tab/><text:tab/><text:tab/> <text:s text:c="2"/><text:bookmark-end text:name="__DdeLink__223_57422653211"/><text:span text:style-name="T62">17</text:span></text:p>
      <text:p text:style-name="P10"><text:tab/><text:bookmark-start text:name="__DdeLink__238_5742265321"/>2.<text:span text:style-name="T40">5</text:span>.<text:span text:style-name="T40">3</text:span> <text:span text:style-name="T40">Properties of Naive Bayes</text:span><text:tab/><text:tab/><text:tab/><text:tab/><text:tab/> <text:s text:c="2"/><text:bookmark-end text:name="__DdeLink__238_5742265321"/><text:span text:style-name="T62">18</text:span></text:p>
      <text:p text:style-name="P10"><text:bookmark-end text:name="__DdeLink__250_574226532"/><text:tab/><text:bookmark-start text:name="__DdeLink__255_574226532"/>2.<text:span text:style-name="T40">5</text:span>.<text:span text:style-name="T40">4</text:span> <text:span text:style-name="T40">Advantages and Limitations<text:tab/><text:tab/></text:span><text:tab/><text:tab/><text:tab/> <text:s text:c="2"/><text:bookmark-end text:name="__DdeLink__255_574226532"/><text:span text:style-name="T62">19</text:span></text:p>
      <text:p text:style-name="P10"><text:tab/>2.<text:span text:style-name="T40">5</text:span>.<text:span text:style-name="T40">5</text:span> <text:span text:style-name="T40">Recent Research in Network Anomaly Detection using NBC</text:span><text:tab/> <text:s text:c="2"/><text:bookmark-end text:name="__DdeLink__271_574226532"/><text:span text:style-name="T62">19</text:span></text:p>
      <text:p text:style-name="P10">2.<text:span text:style-name="T40">6</text:span> <text:span text:style-name="T40">Proposed System<text:tab/><text:tab/><text:tab/></text:span><text:tab/><text:tab/><text:tab/><text:tab/><text:tab/> <text:s text:c="2"/><text:span text:style-name="T62">21</text:span></text:p>
      <text:p text:style-name="P17"><text:bookmark-start text:name="__DdeLink__259_574226532"/><text:span text:style-name="T7">Chapter 3: </text:span><text:span text:style-name="T9">System Analysis<text:tab/><text:tab/><text:tab/><text:tab/><text:tab/><text:tab/><text:tab/><text:tab/><text:tab/> <text:s text:c="2"/></text:span><text:bookmark-end text:name="__DdeLink__259_574226532"/><text:span text:style-name="T12">2</text:span><text:span text:style-name="T13">2</text:span><text:span text:style-name="T7"><text:line-break/><text:tab/></text:span><text:span text:style-name="T15">3</text:span><text:span text:style-name="T16">.1 </text:span><text:span text:style-name="T18">Requirements</text:span><text:span text:style-name="T16"><text:tab/><text:tab/><text:tab/><text:tab/><text:tab/><text:tab/><text:tab/><text:tab/><text:tab/> <text:s text:c="2"/></text:span><text:span text:style-name="T20">2</text:span><text:span text:style-name="T21">2</text:span><text:span text:style-name="T28"><text:tab/><text:tab/></text:span><text:span text:style-name="T29">3</text:span><text:span text:style-name="T28">.1.1 </text:span><text:span text:style-name="T30">Hardware Requirements</text:span><text:span text:style-name="T28"><text:tab/><text:tab/><text:tab/><text:tab/><text:tab/><text:tab/> <text:s text:c="2"/></text:span><text:span text:style-name="T31">2</text:span><text:span text:style-name="T32">2</text:span><text:span text:style-name="T28"><text:tab/><text:tab/></text:span><text:span text:style-name="T29">3</text:span><text:span text:style-name="T28">.1.2 </text:span><text:span text:style-name="T30">Software Requirements<text:tab/><text:tab/><text:tab/><text:tab/><text:tab/><text:tab/><text:tab/></text:span><text:span text:style-name="T28"> <text:s text:c="2"/></text:span><text:span text:style-name="T31">2</text:span><text:span text:style-name="T32">2</text:span><text:span text:style-name="T28"> </text:span><text:span text:style-name="T16"><text:tab/><text:tab/></text:span><text:span text:style-name="T17">3</text:span><text:span text:style-name="T16">.1.3 </text:span><text:span text:style-name="T19">Functional Requirements</text:span><text:span text:style-name="T17"><text:tab/></text:span><text:span text:style-name="T16"><text:tab/><text:tab/><text:tab/><text:tab/><text:tab/> <text:s text:c="2"/></text:span><text:span text:style-name="T20">2</text:span><text:span text:style-name="T22">2</text:span><text:span text:style-name="T23"><text:tab/></text:span><text:span text:style-name="T24">3.2 </text:span><text:span text:style-name="T25">Datasets<text:tab/><text:tab/><text:tab/></text:span><text:span text:style-name="T24"><text:tab/><text:tab/><text:tab/><text:tab/><text:tab/><text:tab/><text:tab/> <text:s text:c="2"/></text:span><text:span text:style-name="T26">2</text:span><text:span text:style-name="T27">3</text:span></text:p>
      <text:p text:style-name="P17"><text:span text:style-name="T10">Chapter </text:span><text:span text:style-name="T11">4</text:span><text:span text:style-name="T10">: </text:span><text:span text:style-name="T11">System Design</text:span><text:span text:style-name="T9"><text:tab/><text:tab/><text:tab/><text:tab/><text:tab/><text:tab/><text:tab/><text:tab/><text:tab/> <text:s text:c="2"/></text:span><text:span text:style-name="T12">2</text:span><text:span text:style-name="T14">6</text:span></text:p>
      <text:p text:style-name="P11"><text:span text:style-name="T58">4</text:span><text:bookmark-start text:name="__DdeLink__257_5742265321"/>.<text:span text:style-name="T58">1</text:span> <text:span text:style-name="T58">Design Considerations<text:tab/><text:tab/></text:span><text:tab/><text:tab/><text:tab/><text:tab/><text:tab/> <text:s text:c="2"/><text:bookmark-end text:name="__DdeLink__257_5742265321"/><text:span text:style-name="T62">26</text:span></text:p>
      <text:p text:style-name="P4"><text:tab/><text:span text:style-name="T58">4</text:span>.<text:span text:style-name="T58">1</text:span>.1 <text:span text:style-name="T58">Modules<text:tab/><text:tab/><text:tab/></text:span><text:tab/><text:tab/><text:tab/><text:tab/><text:tab/> <text:s text:c="2"/><text:span text:style-name="T62">26</text:span></text:p>
      <text:p text:style-name="P11"><text:tab/><text:span text:style-name="T58">4</text:span><text:bookmark-start text:name="__DdeLink__223_574226532111"/>.<text:span text:style-name="T58">1.2</text:span> <text:bookmark-start text:name="__DdeLink__279_574226532"/><text:span text:style-name="T58">Use Case Diagram</text:span><text:bookmark-end text:name="__DdeLink__279_574226532"/><text:span text:style-name="T58"><text:tab/><text:tab/></text:span><text:tab/><text:tab/><text:tab/><text:tab/> <text:s text:c="2"/><text:bookmark-end text:name="__DdeLink__223_574226532111"/><text:span text:style-name="T62">28</text:span></text:p>
      <text:p text:style-name="P12"><text:tab/><text:span text:style-name="T58">4</text:span><text:bookmark-start text:name="__DdeLink__238_57422653211"/>.<text:span text:style-name="T58">1</text:span>.<text:span text:style-name="T40">3</text:span> <text:span text:style-name="T59">Sequence Diagram<text:tab/><text:tab/></text:span><text:tab/><text:tab/><text:tab/><text:tab/> <text:s text:c="2"/><text:bookmark-end text:name="__DdeLink__238_57422653211"/><text:span text:style-name="T63">29</text:span></text:p>
      <text:p text:style-name="P12"><text:tab/><text:span text:style-name="T58">4.1</text:span><text:bookmark-start text:name="__DdeLink__255_5742265321"/>.<text:span text:style-name="T40">4</text:span> <text:span text:style-name="T59">Data Flow Diagram<text:tab/><text:tab/><text:tab/></text:span><text:tab/><text:tab/><text:tab/> <text:s text:c="2"/><text:bookmark-end text:name="__DdeLink__255_5742265321"/><text:span text:style-name="T63">30</text:span></text:p>
      <text:p text:style-name="P12"><text:span text:style-name="T41"><text:tab/></text:span><text:span text:style-name="T44">4</text:span><text:span text:style-name="T42">.</text:span><text:span text:style-name="T44">1</text:span><text:span text:style-name="T42">.</text:span><text:span text:style-name="T43">5</text:span><text:span text:style-name="T42"> </text:span><text:span text:style-name="T45">State </text:span><text:span text:style-name="T52">Diagram</text:span><text:span text:style-name="T42"><text:tab/><text:tab/><text:tab/><text:tab/><text:tab/><text:tab/><text:tab/> <text:s text:c="2"/></text:span><text:span text:style-name="T49">3</text:span><text:span text:style-name="T51">1</text:span></text:p>
      <text:p text:style-name="P23"><text:bookmark-start text:name="__DdeLink__173_5742265321"/>Chapter <text:span text:style-name="T59">5</text:span>: <text:span text:style-name="T60">Implementation<text:tab/><text:tab/><text:tab/><text:tab/><text:tab/><text:tab/><text:tab/><text:tab/><text:tab/> <text:s text:c="2"/>32</text:span></text:p>
      <text:p text:style-name="P28"><text:tab/><text:span text:style-name="T59">5</text:span><text:bookmark-start text:name="__DdeLink__1013_3782416311"/><text:bookmark-start text:name="__DdeLink__1019_3782416311"/>.1 <text:span text:style-name="T60">Language Used for Implementation</text:span><text:tab/><text:tab/><text:tab/><text:tab/><text:tab/> <text:s text:c="2"/><text:span text:style-name="T62">32</text:span></text:p>
      <text:p text:style-name="P15"><text:tab/><text:span text:style-name="T59">5</text:span><text:bookmark-start text:name="__DdeLink__181_5742265321"/>.1.1 <text:bookmark-start text:name="__DdeLink__177_5742265323"/><text:span text:style-name="T60">P</text:span><text:bookmark-end text:name="__DdeLink__177_5742265323"/><text:span text:style-name="T60">ython<text:tab/><text:tab/><text:tab/></text:span><text:tab/><text:tab/><text:tab/><text:tab/><text:tab/> <text:s text:c="2"/><text:span text:style-name="T62">32</text:span></text:p>
      <text:p text:style-name="P12"><text:bookmark-end text:name="__DdeLink__181_5742265321"/><text:span text:style-name="T59">5</text:span>.<text:span text:style-name="T5">2</text:span> <text:span text:style-name="T60">Libraries Used for Implementation<text:tab/></text:span><text:tab/><text:tab/><text:tab/><text:tab/> <text:s text:c="2"/><text:span text:style-name="T62">33</text:span></text:p>
      <text:p text:style-name="P5"><text:tab/><text:span text:style-name="T59">5</text:span>.<text:span text:style-name="T38">2</text:span>.1 <text:span text:style-name="T60">NumPy<text:tab/><text:tab/><text:tab/></text:span><text:tab/><text:tab/><text:tab/><text:tab/><text:tab/> <text:s text:c="2"/><text:span text:style-name="T62">33</text:span></text:p>
      <text:p text:style-name="P12"><text:bookmark-end text:name="__DdeLink__173_5742265321"/><text:bookmark-end text:name="__DdeLink__1013_3782416311"/><text:bookmark-end text:name="__DdeLink__1019_3782416311"/><text:tab/><text:span text:style-name="T59">5</text:span>.<text:span text:style-name="T38">2</text:span>.2 <text:span text:style-name="T60">Flask<text:tab/><text:tab/><text:tab/><text:tab/></text:span><text:tab/><text:tab/><text:tab/><text:tab/> <text:s text:c="2"/><text:span text:style-name="T62">34</text:span></text:p>
      <text:p text:style-name="P5"><text:tab/><text:span text:style-name="T59">5</text:span><text:bookmark-start text:name="__DdeLink__219_5742265321"/>.<text:span text:style-name="T38">2</text:span>.<text:span text:style-name="T38">3</text:span> <text:span text:style-name="T60">Matplotlib<text:tab/><text:tab/></text:span><text:tab/><text:tab/><text:tab/><text:tab/><text:tab/> <text:s text:c="2"/><text:span text:style-name="T62">34</text:span></text:p>
      <text:p text:style-name="P12"><text:span text:style-name="T59">5</text:span>.<text:span text:style-name="T39">3</text:span> <text:span text:style-name="T64">Procedure Description<text:tab/><text:tab/></text:span><text:tab/><text:tab/><text:tab/><text:tab/><text:tab/> <text:s text:c="2"/><text:span text:style-name="T62">35</text:span></text:p>
      <text:p text:style-name="P5"><text:tab/><text:span text:style-name="T60">5</text:span><text:bookmark-start text:name="__DdeLink__320_574226532"/>.<text:span text:style-name="T40">3</text:span>.1 <text:span text:style-name="T61">Determine Optimal Bands</text:span><text:bookmark-start text:name="__DdeLink__329_574226532"/><text:span text:style-name="T61"> Procedure</text:span><text:bookmark-end text:name="__DdeLink__329_574226532"/><text:tab/><text:tab/><text:tab/><text:tab/> <text:s text:c="2"/><text:span text:style-name="T62">35</text:span></text:p>
      <text:p text:style-name="P13"><text:bookmark-end text:name="__DdeLink__219_5742265321"/><text:tab/><text:span text:style-name="T60">5</text:span><text:bookmark-start text:name="__DdeLink__223_5742265322"/>.<text:span text:style-name="T40">3</text:span>.2 <text:bookmark-start text:name="__DdeLink__225_5742265322"/><text:span text:style-name="T61">U</text:span><text:bookmark-end text:name="__DdeLink__225_5742265322"/><text:span text:style-name="T61">pdate Probabilities Procedure<text:tab/></text:span><text:tab/><text:tab/><text:tab/><text:tab/> <text:s text:c="2"/><text:span text:style-name="T62">3</text:span><text:bookmark-end text:name="__DdeLink__223_5742265322"/><text:span text:style-name="T62">5</text:span></text:p>
      <text:p text:style-name="P13"><text:span text:style-name="T42"><text:tab/></text:span><text:span text:style-name="T46">5</text:span><text:span text:style-name="T42">.</text:span><text:span text:style-name="T43">3</text:span><text:span text:style-name="T42">.</text:span><text:span text:style-name="T43">3</text:span><text:span text:style-name="T42"> </text:span><text:span text:style-name="T47">Train </text:span><text:span text:style-name="T56">Procedure<text:tab/><text:tab/><text:tab/><text:tab/></text:span><text:span text:style-name="T42"><text:tab/><text:tab/><text:tab/> <text:s text:c="2"/></text:span><text:span text:style-name="T48">3</text:span><text:span text:style-name="T50">5</text:span></text:p>
      <text:p text:style-name="P13"><text:bookmark-end text:name="__DdeLink__320_574226532"/><text:soft-page-break/><text:span text:style-name="T42"><text:tab/></text:span><text:span text:style-name="T46">5</text:span><text:span text:style-name="T53">.</text:span><text:span text:style-name="T54">3</text:span><text:span text:style-name="T53">.</text:span><text:span text:style-name="T55">4</text:span><text:span text:style-name="T53"> </text:span><text:span text:style-name="T56">Train Phase Procedure<text:tab/></text:span><text:span text:style-name="T53"><text:tab/><text:tab/><text:tab/><text:tab/><text:tab/> <text:s text:c="2"/></text:span><text:span text:style-name="T57">36</text:span></text:p>
      <text:p text:style-name="P13"><text:tab/><text:span text:style-name="T60">5</text:span><text:bookmark-start text:name="__DdeLink__223_57422653221"/>.<text:span text:style-name="T40">3</text:span>.<text:span text:style-name="T60">5</text:span> <text:bookmark-start text:name="__DdeLink__332_574226532"/><text:span text:style-name="T61">Determine Probability Procedure</text:span><text:bookmark-end text:name="__DdeLink__332_574226532"/><text:tab/><text:tab/><text:tab/><text:tab/> <text:s text:c="2"/><text:bookmark-end text:name="__DdeLink__223_57422653221"/><text:span text:style-name="T64">36</text:span></text:p>
      <text:p text:style-name="P13"><text:span text:style-name="T42"><text:tab/></text:span><text:span text:style-name="T46">5</text:span><text:span text:style-name="T42">.</text:span><text:span text:style-name="T43">3</text:span><text:span text:style-name="T42">.</text:span><text:span text:style-name="T46">6</text:span><text:span text:style-name="T42"> </text:span><text:span text:style-name="T56">Determine Threshold Probability Procedure</text:span><text:span text:style-name="T42"><text:tab/><text:tab/><text:tab/> <text:s text:c="2"/></text:span><text:span text:style-name="T50">36</text:span></text:p>
      <text:p text:style-name="P13"><text:span text:style-name="T42"><text:tab/></text:span><text:span text:style-name="T46">5</text:span><text:span text:style-name="T53">.</text:span><text:span text:style-name="T54">3</text:span><text:span text:style-name="T53">.</text:span><text:span text:style-name="T55">7</text:span><text:span text:style-name="T53"> </text:span><text:span text:style-name="T56">Deploy Procedure<text:tab/></text:span><text:span text:style-name="T53"><text:tab/><text:tab/><text:tab/><text:tab/><text:tab/> <text:s text:c="2"/></text:span><text:span text:style-name="T57">36</text:span></text:p>
      <text:p text:style-name="P13"><text:tab/><text:span text:style-name="T60">5</text:span><text:bookmark-start text:name="__DdeLink__223_57422653222"/>.<text:span text:style-name="T40">3</text:span>.<text:span text:style-name="T60">8</text:span> <text:span text:style-name="T61">Parse Procedure<text:tab/><text:tab/><text:tab/></text:span><text:tab/><text:tab/><text:tab/><text:tab/> <text:s text:c="2"/><text:bookmark-end text:name="__DdeLink__223_57422653222"/><text:span text:style-name="T64">36</text:span></text:p>
      <text:p text:style-name="P24"><text:bookmark-start text:name="__DdeLink__342_574226532"/>Chapter <text:span text:style-name="T61">6</text:span>: <text:span text:style-name="T61">Results<text:tab/><text:tab/><text:tab/><text:tab/><text:tab/><text:tab/><text:tab/><text:tab/><text:tab/><text:tab/> <text:s text:c="2"/>37</text:span></text:p>
      <text:p text:style-name="P29"><text:tab/><text:span text:style-name="T61">6</text:span><text:bookmark-start text:name="__DdeLink__175_5742265321"/>.1 <text:span text:style-name="T61">Screenshots</text:span><text:tab/><text:tab/><text:tab/><text:tab/><text:tab/><text:tab/><text:tab/><text:tab/> <text:s text:c="2"/><text:bookmark-end text:name="__DdeLink__175_5742265321"/><text:span text:style-name="T65">37</text:span></text:p>
      <text:p text:style-name="P30"><text:tab/><text:span text:style-name="T61">6</text:span>.<text:span text:style-name="T4">2</text:span> <text:span text:style-name="T61">Results Obtained</text:span><text:tab/><text:tab/><text:tab/><text:tab/><text:tab/><text:tab/><text:tab/><text:tab/> <text:s text:c="2"/><text:span text:style-name="T65">41</text:span></text:p>
      <text:p text:style-name="P24"><text:bookmark-start text:name="__DdeLink__9195_1892081785"/>Chapter <text:span text:style-name="T61">7</text:span>: <text:span text:style-name="T61">Conclusion<text:tab/><text:tab/><text:tab/><text:tab/><text:tab/><text:tab/><text:tab/><text:tab/><text:tab/> <text:s text:c="2"/></text:span><text:bookmark-end text:name="__DdeLink__9195_1892081785"/><text:span text:style-name="T61">42</text:span></text:p>
      <text:p text:style-name="P32"><text:bookmark-end text:name="__DdeLink__342_574226532"/>Chapter <text:span text:style-name="T66">8</text:span>: <text:span text:style-name="T66">Challenges and Future Work<text:tab/><text:tab/><text:tab/><text:tab/><text:tab/><text:tab/><text:tab/> <text:s text:c="2"/>43</text:span></text:p>
      <text:p text:style-name="P17"><text:span text:style-name="T33"><text:tab/> <text:s text:c="7"/></text:span><text:bookmark-start text:name="__DdeLink__350_574226532"/><text:span text:style-name="T34">Appendix</text:span><text:span text:style-name="T33"><text:tab/><text:tab/><text:tab/><text:tab/><text:tab/><text:tab/><text:tab/><text:tab/><text:tab/> <text:s text:c="2"/></text:span><text:bookmark-end text:name="__DdeLink__350_574226532"/><text:span text:style-name="T36">44</text:span></text:p>
      <text:p text:style-name="P18"><text:span text:style-name="T34"><text:tab/> <text:s text:c="7"/>Bibliography</text:span><text:span text:style-name="T35"><text:tab/><text:tab/><text:tab/><text:tab/><text:tab/><text:tab/><text:tab/><text:tab/><text:tab/> <text:s text:c="2"/></text:span><text:span text:style-name="T37">4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oject_20_Title" style:display-name="Project Title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8pt" style:text-underline-style="solid" style:text-underline-width="auto" style:text-underline-color="font-color" fo:font-weight="bold" style:font-size-asian="10.5pt"/>
    </style:style>
    <style:style style:name="Project_20_Heading" style:display-name="Project 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Subheading" style:display-name="Project Sub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0.5pt"/>
    </style:style>
    <style:style style:name="Project_20_Chapter" style:display-name="Project Chapter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Body" style:display-name="Project Body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Project_20_Fig_20__26__20_Tab" style:display-name="Project Fig &amp; Tab" style:family="paragraph" style:parent-style-name="Standard" style:master-page-name="">
      <style:paragraph-properties fo:margin-top="0.199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" style:font-family-complex="Calibri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_20_1" style:default-outline-level="" style:class="index">
      <style:text-properties fo:language="en" fo:country="US" style:language-asian="ja" style:country-asian="JP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  <style:text-properties fo:language="en" fo:country="US" style:language-asian="ja" style:country-asian="JP" style:font-name-complex="Calibri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uperscript" style:family="text">
      <style:text-properties style:text-position="super 75%" style:font-name="Times New Roman" fo:font-family="'Times New Roman'" style:font-style-name="Regular" style:font-family-generic="roman" style:font-pitch="variable" style:font-size-asian="10.5pt"/>
    </style:style>
    <style:style style:name="Subscript" style:family="text">
      <style:text-properties style:text-position="sub 60%" style:font-name="Times New Roman" fo:font-family="'Times New Roman'" style:font-style-name="Regular" style:font-family-generic="roman" style:font-pitch="variable" style:font-size-asian="10.5pt"/>
    </style:style>
    <style:style style:name="Normal" style:family="text" style:parent-style-name="Superscrip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944cm" svg:height="7.276cm" text:anchor-type="as-char" svg:x="0cm" svg:y="-7.276cm" fo:margin-left="0cm" fo:margin-right="0cm" fo:margin-top="0cm" fo:margin-bottom="0cm" style:vertical-pos="top" style:vertical-rel="baseline" style:horizontal-pos="center" style:horizontal-rel="paragraph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i" style:print-orientation="portrait" fo:margin-top="1.91cm" fo:margin-bottom="1.91cm" fo:margin-left="3.18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6:27:54.601110568</meta:creation-date>
    <dc:date>2014-05-19T10:00:46.635263710</dc:date>
    <meta:editing-duration>PT3H57M33S</meta:editing-duration>
    <meta:editing-cycles>40</meta:editing-cycles>
    <meta:generator>LibreOffice/4.1.5.3$Linux_X86_64 LibreOffice_project/410m0$Build-3</meta:generator>
    <meta:document-statistic meta:table-count="0" meta:image-count="0" meta:object-count="0" meta:page-count="3" meta:paragraph-count="69" meta:word-count="320" meta:character-count="2734" meta:non-whitespace-character-count="1766"/>
  </office:meta>
</office:document-meta>
</file>